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8A9EA89DF2CB52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ef2dd" draw:opacity="100%" draw:opacity-name="" draw:textarea-horizontal-align="justify" draw:textarea-vertical-align="middle" draw:auto-grow-height="false" fo:min-height="8.8cm" fo:min-width="8.5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ef2dd" draw:opacity="10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98cm" svg:height="12.798cm" svg:x="5.474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9.881cm" svg:height="9.88cm" svg:x="7.246cm" svg:y="9.729cm">
          <draw:image xlink:href="Pictures/1000020100000200000002008A9EA89DF2CB52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2T14:09:12.685678612</dc:date>
    <meta:editing-duration>PT1H58M38S</meta:editing-duration>
    <meta:editing-cycles>1</meta:editing-cycles>
    <meta:document-statistic meta:object-count="2"/>
    <meta:generator>LibreOffice/5.2.7.2$Linux_X86_64 LibreOffice_project/20m0$Build-2</meta:generator>
  </office:meta>
</office:document-meta>
</file>